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25355" style:font-weight-asian="bold" style:font-weight-complex="bold"/>
    </style:style>
    <style:style style:name="P2" style:family="paragraph" style:parent-style-name="Standard">
      <style:paragraph-properties fo:text-align="center" style:justify-single-word="false"/>
      <style:text-properties fo:font-weight="bold" officeooo:rsid="00125355" officeooo:paragraph-rsid="00125355" style:font-weight-asian="bold" style:font-weight-complex="bold"/>
    </style:style>
    <style:style style:name="P3" style:family="paragraph" style:parent-style-name="Standard">
      <style:text-properties fo:font-weight="normal" officeooo:paragraph-rsid="00125355" style:font-weight-asian="normal" style:font-weight-complex="normal"/>
    </style:style>
    <style:style style:name="P4" style:family="paragraph" style:parent-style-name="Standard">
      <style:text-properties officeooo:paragraph-rsid="00283596"/>
    </style:style>
    <style:style style:name="P5" style:family="paragraph" style:parent-style-name="Text_20_body">
      <style:text-properties officeooo:paragraph-rsid="00164542"/>
    </style:style>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style style:name="P13" style:family="paragraph" style:parent-style-name="Text_20_body">
      <style:text-properties officeooo:paragraph-rsid="00256d47"/>
    </style:style>
    <style:style style:name="P14" style:family="paragraph" style:parent-style-name="Text_20_body" style:list-style-name="L9">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style:text-properties fo:font-weight="normal" officeooo:rsid="0018ec98" style:font-weight-asian="normal" style:font-weight-complex="normal"/>
    </style:style>
    <style:style style:name="T3"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2</text:p>
      <text:p text:style-name="P1">1. What is Test Environment?</text:p>
      <text:p text:style-name="P1"><text:span text:style-name="Strong_20_Emphasis"><text:span text:style-name="T1">test environment</text:span></text:span><text:span text:style-name="T1"> is the setup where testing is done. It includes the software, hardware, network configurations, and other resources needed to replicate real-world scenarios. A test environment lets testers check how the application works under different conditions, similar to what users would experience. </text:span></text:p>
      <text:p text:style-name="P1"><text:span text:style-name="T1"/></text:p>
      <text:p text:style-name="P1">2. What is Test Bed?</text:p>
      <text:p text:style-name="P3"><text:span text:style-name="Strong_20_Emphasis"><text:span text:style-name="T1">test bed</text:span></text:span> is a collection of tools, data, and environments prepared specifically for testing a software application. It includes both the test environment and test data. The test bed provides a stable, controlled setup for testing features, ensuring that testers can verify the application's functionality consistently. </text:p>
      <text:p text:style-name="P3"/>
      <text:p text:style-name="P1">3. What is Localization Testing?</text:p>
      <text:p text:style-name="P1"><text:span text:style-name="Strong_20_Emphasis"><text:span text:style-name="T1">Localization testing</text:span></text:span><text:span text:style-name="T1"> ensures that software works properly for users in a specific region or language. This involves checking content translations, date formats, currency, and cultural settings to make sure the application feels native to users in different locations. For example, testing a website in Spanish with local currency for Spanish-speaking users. </text:span></text:p>
      <text:p text:style-name="P1"/>
      <text:p text:style-name="P1">4. What is Walkthrough?</text:p>
      <text:p text:style-name="P1"><text:span text:style-name="Strong_20_Emphasis"><text:span text:style-name="T2">It</text:span></text:span><text:span text:style-name="T1"> is an informal review process where the author of a document or code explains it to a group. Team members discuss the content, ask questions, and suggest improvements. Walkthroughs help in identifying early errors and clarifying any misunderstandings without a formal testing setup. </text:span></text:p>
      <text:p text:style-name="P1"><text:span text:style-name="T1"/></text:p>
      <text:p text:style-name="P1">5. Define Test plan?</text:p>
      <text:p text:style-name="P3"><text:span text:style-name="Strong_20_Emphasis"><text:span text:style-name="T1">test plan</text:span></text:span> is a document that outlines the strategy, objectives, scope, and schedule of testing activities. It includes details like what will be tested, who will perform the tests, test resources, risks, and deliverables. The test plan ensures that everyone on the team understands the testing approach and goals before starting the testing process. </text:p>
      <text:p text:style-name="P1">6. Difference between Project and Product?</text:p>
      <text:p text:style-name="P5"><text:span text:style-name="Strong_20_Emphasis"><text:span text:style-name="T1">Project</text:span></text:span><text:span text:style-name="T1">: project is a temporary effort with a specific goal and timeline. Once completed, the project ends. For example, developing a mobile app for a client is a project.</text:span></text:p>
      <text:p text:style-name="P5"><text:span text:style-name="Strong_20_Emphasis"><text:span text:style-name="T1">Product</text:span></text:span>: <text:s/>product is something designed for continuous use and improvement. It doesn’t have a set end date and evolves based on user feedback and market demand. For example, Google Chrome is a product that regularly receives updates and improvements. </text:p>
      <text:p text:style-name="P1">7. Various load Testing tools?</text:p>
      <text:list text:style-name="L4">
        <text:list-item>
          <text:p text:style-name="P7"><text:span text:style-name="Strong_20_Emphasis"><text:span text:style-name="T1">Apache JMeter</text:span></text:span><text:span text:style-name="T1">: Open-source tool for load testing and performance measurement.</text:span></text:p>
        </text:list-item>
        <text:list-item>
          <text:p text:style-name="P7"><text:span text:style-name="Strong_20_Emphasis"><text:span text:style-name="T1">LoadRunner</text:span></text:span><text:span text:style-name="T1">: A popular enterprise tool by Micro Focus for load testing applications.</text:span></text:p>
        </text:list-item>
        <text:list-item>
          <text:p text:style-name="P7"><text:span text:style-name="Strong_20_Emphasis"><text:span text:style-name="T1">BlazeMeter</text:span></text:span><text:span text:style-name="T1">: Cloud-based load testing tool compatible with JMeter scripts.</text:span></text:p>
        </text:list-item>
        <text:list-item>
          <text:p text:style-name="P7"><text:span text:style-name="Strong_20_Emphasis"><text:span text:style-name="T1">Gatling</text:span></text:span><text:span text:style-name="T1">: Open-source tool focused on load testing for web applications.</text:span></text:p>
        </text:list-item>
        <text:list-item>
          <text:p text:style-name="P6"><text:span text:style-name="Strong_20_Emphasis"><text:span text:style-name="T1">Locust</text:span></text:span><text:span text:style-name="T1">: Python-based tool for testing load on web applications.</text:span></text:p>
        </text:list-item>
      </text:list>
      <text:p text:style-name="P3"/>
      <text:p text:style-name="P1">8. Different tools for Performance Testing?</text:p>
      <text:list text:style-name="L5">
        <text:list-item>
          <text:p text:style-name="P9"><text:span text:style-name="Strong_20_Emphasis"><text:span text:style-name="T1">Apache JMeter</text:span></text:span><text:span text:style-name="T1">: Widely used for testing website and application performance.</text:span></text:p>
        </text:list-item>
        <text:list-item>
          <text:p text:style-name="P9"><text:span text:style-name="Strong_20_Emphasis"><text:span text:style-name="T1">LoadRunner</text:span></text:span><text:span text:style-name="T1">: Comprehensive performance testing solution for various applications.</text:span></text:p>
        </text:list-item>
        <text:list-item>
          <text:p text:style-name="P9"><text:span text:style-name="Strong_20_Emphasis"><text:span text:style-name="T1">Neoload</text:span></text:span><text:span text:style-name="T1">: Tool focused on web and mobile application performance.</text:span></text:p>
        </text:list-item>
        <text:list-item>
          <text:p text:style-name="P9"><text:span text:style-name="Strong_20_Emphasis"><text:span text:style-name="T1">BlazeMeter</text:span></text:span><text:span text:style-name="T1">: Cloud platform for running scalable performance tests.</text:span></text:p>
        </text:list-item>
        <text:list-item>
          <text:p text:style-name="P8"><text:span text:style-name="Strong_20_Emphasis"><text:span text:style-name="T1">Dynatrace</text:span></text:span><text:span text:style-name="T1">: Performance monitoring tool with automated testing features.</text:span></text:p>
        </text:list-item>
      </text:list>
      <text:p text:style-name="P3"><text:soft-page-break/></text:p>
      <text:p text:style-name="P1">9. Name different Browsers and their latest version.</text:p>
      <text:p text:style-name="P1"/>
      <text:list text:style-name="L6">
        <text:list-item>
          <text:p text:style-name="P11"><text:span text:style-name="Strong_20_Emphasis"><text:span text:style-name="T1">Google Chrome</text:span></text:span><text:span text:style-name="T1">: Chrome 118.0.5993.90</text:span></text:p>
        </text:list-item>
        <text:list-item>
          <text:p text:style-name="P11"><text:span text:style-name="Strong_20_Emphasis"><text:span text:style-name="T1">Mozilla Firefox</text:span></text:span><text:span text:style-name="T1">: Firefox 119.0</text:span></text:p>
        </text:list-item>
        <text:list-item>
          <text:p text:style-name="P10"><text:span text:style-name="Strong_20_Emphasis"><text:span text:style-name="T1">Microsoft Edge</text:span></text:span><text:span text:style-name="T1">: Edge 118.0.2045.43</text:span></text:p>
        </text:list-item>
      </text:list>
      <text:p text:style-name="P1"/>
      <text:p text:style-name="P1">10. Name different operating systems, their latest versions and most commonly used</text:p>
      <text:p text:style-name="P1"/>
      <text:list text:style-name="L7">
        <text:list-item>
          <text:p text:style-name="P12"><text:span text:style-name="Strong_20_Emphasis"><text:span text:style-name="T1">Windows</text:span></text:span><text:span text:style-name="T1">: </text:span><text:span text:style-name="Strong_20_Emphasis"><text:span text:style-name="T1">Latest Version</text:span></text:span><text:span text:style-name="T1">: Windows 11 </text:span></text:p>
        </text:list-item>
        <text:list-item>
          <text:p text:style-name="P12"><text:span text:style-name="Strong_20_Emphasis"><text:span text:style-name="T1">macOS</text:span></text:span><text:span text:style-name="T1">: </text:span><text:span text:style-name="Strong_20_Emphasis"><text:span text:style-name="T1">Latest Version</text:span></text:span><text:span text:style-name="T1">: macOS Sonoma 14</text:span></text:p>
        </text:list-item>
        <text:list-item>
          <text:p text:style-name="P12"><text:span text:style-name="Strong_20_Emphasis"><text:span text:style-name="T1">Linux</text:span></text:span><text:span text:style-name="T1">: </text:span><text:span text:style-name="Strong_20_Emphasis"><text:span text:style-name="T1">Latest Version </text:span></text:span><text:span text:style-name="T1">Ubuntu 23.10</text:span></text:p>
        </text:list-item>
        <text:list-item>
          <text:p text:style-name="P12"><text:span text:style-name="Strong_20_Emphasis"><text:span text:style-name="T1">Android</text:span></text:span><text:span text:style-name="T1">: </text:span><text:span text:style-name="Strong_20_Emphasis"><text:span text:style-name="T1">Latest Version</text:span></text:span><text:span text:style-name="T1">: Android 14</text:span></text:p>
        </text:list-item>
        <text:list-item>
          <text:p text:style-name="P12"><text:span text:style-name="Strong_20_Emphasis"><text:span text:style-name="T1">iOS</text:span></text:span><text:span text:style-name="T1">: </text:span><text:span text:style-name="Strong_20_Emphasis"><text:span text:style-name="T1">Latest Version</text:span></text:span><text:span text:style-name="T1">: iOS 17</text:span></text:p>
        </text:list-item>
      </text:list>
      <text:p text:style-name="P1"/>
      <text:p text:style-name="P4"><text:span text:style-name="T3">12. Various automation tools?</text:span></text:p>
      <text:p text:style-name="P4"><text:span text:style-name="Strong_20_Emphasis"><text:span text:style-name="T1">Selenium</text:span></text:span><text:span text:style-name="T1">: An open-source tool for automating web browsers. It supports multiple programming languages like Java, Python, and C#.</text:span></text:p>
      <text:p text:style-name="P4"><text:span text:style-name="Strong_20_Emphasis"><text:span text:style-name="T1">Appium</text:span></text:span><text:span text:style-name="T1">: An open-source tool for automating mobile applications on iOS and Android.</text:span></text:p>
      <text:p text:style-name="P4"><text:span text:style-name="Strong_20_Emphasis"><text:span text:style-name="T1">QTP/UFT (Unified Functional Testing)</text:span></text:span><text:span text:style-name="T1">: A commercial tool by Micro Focus for automating both desktop and web applications.</text:span></text:p>
      <text:p text:style-name="P4"><text:span text:style-name="Strong_20_Emphasis"><text:span text:style-name="T1">TestComplete</text:span></text:span><text:span text:style-name="T1">: An automation tool by SmartBear that supports testing for desktop, mobile, and web applications.</text:span></text:p>
      <text:p text:style-name="P4"><text:span text:style-name="Strong_20_Emphasis"><text:span text:style-name="T1">Robot Framework</text:span></text:span><text:span text:style-name="T1">: A generic open-source automation framework, especially used for acceptance testing and robotic process automation.</text:span></text:p>
      <text:p text:style-name="P4"><text:span text:style-name="Strong_20_Emphasis"><text:span text:style-name="T1">Postman</text:span></text:span><text:span text:style-name="T1">: Commonly used for API testing, especially useful for automating API workflow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4T17:26:57.118000000</meta:creation-date>
    <dc:date>2024-11-04T17:45:40.317000000</dc:date>
    <meta:editing-duration>PT18M37S</meta:editing-duration>
    <meta:editing-cycles>18</meta:editing-cycles>
    <meta:generator>LibreOffice/24.2.2.2$Windows_X86_64 LibreOffice_project/d56cc158d8a96260b836f100ef4b4ef25d6f1a01</meta:generator>
    <meta:document-statistic meta:table-count="0" meta:image-count="0" meta:object-count="0" meta:page-count="2" meta:paragraph-count="43" meta:word-count="610" meta:character-count="4141" meta:non-whitespace-character-count="3584"/>
  </office:meta>
</office:document-meta>
</file>